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21409a"/>
    </style:style>
    <style:style style:name="ce3" style:family="table-cell" style:parent-style-name="Default">
      <style:text-properties fo:color="#00a65d"/>
    </style:style>
    <style:style style:name="ce4" style:family="table-cell" style:parent-style-name="Default" style:data-style-name="N0"/>
    <style:style style:name="ce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p12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Czynnik A</text:p>
          </table:table-cell>
          <table:table-cell office:value-type="string" calcext:value-type="string">
            <text:p>Czynnik B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(x-avg)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office:value-type="float" office:value="15" calcext:value-type="float">
            <text:p>15</text:p>
          </table:table-cell>
          <table:table-cell table:formula="of:=([.C2]-[.$C$23])^2" office:value-type="float" office:value="111.41975308642" calcext:value-type="float">
            <text:p>111,41975308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office:value-type="float" office:value="20" calcext:value-type="float">
            <text:p>20</text:p>
          </table:table-cell>
          <table:table-cell table:formula="of:=([.C3]-[.$C$23])^2" office:value-type="float" office:value="30.8641975308642" calcext:value-type="float">
            <text:p>30,8641975308642</text:p>
          </table:table-cell>
          <table:table-cell table:number-columns-repeated="3"/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(x-avg)^2</text:p>
          </table:table-cell>
          <table:table-cell table:style-name="ce2" office:value-type="string" calcext:value-type="string">
            <text:p>Prasa</text:p>
          </table:table-cell>
          <table:table-cell table:style-name="ce2" office:value-type="string" calcext:value-type="string">
            <text:p>(x-avg)^2</text:p>
          </table:table-cell>
          <table:table-cell table:style-name="ce3" office:value-type="string" calcext:value-type="string">
            <text:p>Internet</text:p>
          </table:table-cell>
          <table:table-cell table:style-name="ce3" office:value-type="string" calcext:value-type="string">
            <text:p>(x-avg)^2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office:value-type="float" office:value="17" calcext:value-type="float">
            <text:p>17</text:p>
          </table:table-cell>
          <table:table-cell table:formula="of:=([.C4]-[.$C$23])^2" office:value-type="float" office:value="73.1975308641976" calcext:value-type="float">
            <text:p>73,1975308641976</text:p>
          </table:table-cell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1" table:formula="of:=([.H4]-[.H$13])^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([.J4]-[.J$13])^2" office:value-type="float" office:value="2.25" calcext:value-type="float">
            <text:p>2,25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formula="of:=([.L4]-[.L$13])^2" office:value-type="float" office:value="38.0277777777778" calcext:value-type="float">
            <text:p>38,0277777777778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Jakość</text:p>
          </table:table-cell>
          <table:table-cell office:value-type="float" office:value="17" calcext:value-type="float">
            <text:p>17</text:p>
          </table:table-cell>
          <table:table-cell table:formula="of:=([.C5]-[.$C$23])^2" office:value-type="float" office:value="73.1975308641976" calcext:value-type="float">
            <text:p>73,1975308641976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([.H5]-[.H$13])^2" office:value-type="float" office:value="9" calcext:value-type="float">
            <text:p>9</text:p>
          </table:table-cell>
          <table:table-cell table:style-name="ce2" office:value-type="float" office:value="32" calcext:value-type="float">
            <text:p>32</text:p>
          </table:table-cell>
          <table:table-cell table:style-name="ce2" table:formula="of:=([.J5]-[.J$13])^2" office:value-type="float" office:value="12.25" calcext:value-type="float">
            <text:p>12,25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formula="of:=([.L5]-[.L$13])^2" office:value-type="float" office:value="10.0277777777778" calcext:value-type="float">
            <text:p>10,0277777777778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Jakość</text:p>
          </table:table-cell>
          <table:table-cell office:value-type="float" office:value="20" calcext:value-type="float">
            <text:p>20</text:p>
          </table:table-cell>
          <table:table-cell table:formula="of:=([.C6]-[.$C$23])^2" office:value-type="float" office:value="30.8641975308642" calcext:value-type="float">
            <text:p>30,8641975308642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table:formula="of:=([.H6]-[.H$13])^2" office:value-type="float" office:value="0" calcext:value-type="float">
            <text:p>0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([.J6]-[.J$13])^2" office:value-type="float" office:value="42.25" calcext:value-type="float">
            <text:p>42,25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([.L6]-[.L$13])^2" office:value-type="float" office:value="84.0277777777778" calcext:value-type="float">
            <text:p>84,0277777777778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Jakość</text:p>
          </table:table-cell>
          <table:table-cell office:value-type="float" office:value="13" calcext:value-type="float">
            <text:p>13</text:p>
          </table:table-cell>
          <table:table-cell table:formula="of:=([.C7]-[.$C$23])^2" office:value-type="float" office:value="157.641975308642" calcext:value-type="float">
            <text:p>157,641975308642</text:p>
          </table:table-cell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table:formula="of:=([.H7]-[.H$13])^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([.J7]-[.J$13])^2" office:value-type="float" office:value="12.25" calcext:value-type="float">
            <text:p>12,25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([.L7]-[.L$13])^2" office:value-type="float" office:value="14.6944444444444" calcext:value-type="float">
            <text:p>14,6944444444444</text:p>
          </table:table-cell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office:value-type="float" office:value="30" calcext:value-type="float">
            <text:p>30</text:p>
          </table:table-cell>
          <table:table-cell table:formula="of:=([.C8]-[.$C$23])^2" office:value-type="float" office:value="19.7530864197531" calcext:value-type="float">
            <text:p>19,7530864197531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([.H8]-[.H$13])^2" office:value-type="float" office:value="9" calcext:value-type="float">
            <text:p>9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formula="of:=([.J8]-[.J$13])^2" office:value-type="float" office:value="2.25" calcext:value-type="float">
            <text:p>2,25</text:p>
          </table:table-cell>
          <table:table-cell table:style-name="ce3" office:value-type="float" office:value="37" calcext:value-type="float">
            <text:p>37</text:p>
          </table:table-cell>
          <table:table-cell table:style-name="ce3" table:formula="of:=([.L8]-[.L$13])^2" office:value-type="float" office:value="34.0277777777778" calcext:value-type="float">
            <text:p>34,0277777777778</text:p>
          </table:table-cell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office:value-type="float" office:value="32" calcext:value-type="float">
            <text:p>32</text:p>
          </table:table-cell>
          <table:table-cell table:formula="of:=([.C9]-[.$C$23])^2" office:value-type="float" office:value="41.5308641975309" calcext:value-type="float">
            <text:p>41,5308641975309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table:formula="of:=([.H9]-[.H$13])^2" office:value-type="float" office:value="16" calcext:value-type="float">
            <text:p>16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formula="of:=([.J9]-[.J$13])^2" office:value-type="float" office:value="42.25" calcext:value-type="float">
            <text:p>42,25</text:p>
          </table:table-cell>
          <table:table-cell table:style-name="ce3" office:value-type="float" office:value="40" calcext:value-type="float">
            <text:p>40</text:p>
          </table:table-cell>
          <table:table-cell table:style-name="ce3" table:formula="of:=([.L9]-[.L$13])^2" office:value-type="float" office:value="78.0277777777778" calcext:value-type="float">
            <text:p>78,0277777777778</text:p>
          </table:table-cell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office:value-type="float" office:value="35" calcext:value-type="float">
            <text:p>35</text:p>
          </table:table-cell>
          <table:table-cell table:formula="of:=([.C10]-[.$C$23])^2" office:value-type="float" office:value="89.1975308641975" calcext:value-type="float">
            <text:p>89,1975308641975</text:p>
          </table:table-cell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Jakość</text:p>
          </table:table-cell>
          <table:table-cell office:value-type="float" office:value="25" calcext:value-type="float">
            <text:p>25</text:p>
          </table:table-cell>
          <table:table-cell table:formula="of:=([.C11]-[.$C$23])^2" office:value-type="float" office:value="0.308641975308644" calcext:value-type="float">
            <text:p>0,308641975308644</text:p>
          </table:table-cell>
          <table:table-cell table:number-columns-repeated="3"/>
          <table:table-cell table:style-name="ce1" table:number-columns-repeated="2"/>
          <table:table-cell table:style-name="ce2"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Jakość</text:p>
          </table:table-cell>
          <table:table-cell office:value-type="float" office:value="27" calcext:value-type="float">
            <text:p>27</text:p>
          </table:table-cell>
          <table:table-cell table:formula="of:=([.C12]-[.$C$23])^2" office:value-type="float" office:value="2.08641975308642" calcext:value-type="float">
            <text:p>2,08641975308642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style-name="ce1" table:formula="of:=SUM([.H4:.H9])" office:value-type="float" office:value="102" calcext:value-type="float">
            <text:p>102</text:p>
          </table:table-cell>
          <table:table-cell table:style-name="ce1" table:formula="of:=SUM([.I4:.I9])" office:value-type="float" office:value="38" calcext:value-type="float">
            <text:p>38</text:p>
          </table:table-cell>
          <table:table-cell table:style-name="ce2" table:formula="of:=SUM([.J4:.J9])" office:value-type="float" office:value="171" calcext:value-type="float">
            <text:p>171</text:p>
          </table:table-cell>
          <table:table-cell table:style-name="ce2" table:formula="of:=SUM([.K4:.K9])" office:value-type="float" office:value="113.5" calcext:value-type="float">
            <text:p>113,5</text:p>
          </table:table-cell>
          <table:table-cell table:style-name="ce3" table:formula="of:=SUM([.L4:.L9])" office:value-type="float" office:value="187" calcext:value-type="float">
            <text:p>187</text:p>
          </table:table-cell>
          <table:table-cell table:style-name="ce3" table:formula="of:=SUM([.M4:.M9])" office:value-type="float" office:value="258.833333333333" calcext:value-type="float">
            <text:p>258,833333333333</text:p>
          </table:table-cell>
        </table:table-row>
        <table:table-row table:style-name="ro1">
          <table:table-cell office:value-type="string" calcext:value-type="string">
            <text:p>Prasa</text:p>
          </table:table-cell>
          <table:table-cell office:value-type="string" calcext:value-type="string">
            <text:p>Jakość</text:p>
          </table:table-cell>
          <table:table-cell office:value-type="float" office:value="22" calcext:value-type="float">
            <text:p>22</text:p>
          </table:table-cell>
          <table:table-cell table:formula="of:=([.C13]-[.$C$23])^2" office:value-type="float" office:value="12.641975308642" calcext:value-type="float">
            <text:p>12,641975308642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style-name="ce1" table:formula="of:=[.H12]/6" office:value-type="float" office:value="17" calcext:value-type="float">
            <text:p>17</text:p>
          </table:table-cell>
          <table:table-cell table:style-name="ce1"/>
          <table:table-cell table:style-name="ce2" table:formula="of:=[.J12]/6" office:value-type="float" office:value="28.5" calcext:value-type="float">
            <text:p>28,5</text:p>
          </table:table-cell>
          <table:table-cell table:style-name="ce2"/>
          <table:table-cell table:style-name="ce3" table:formula="of:=[.L12]/6" office:value-type="float" office:value="31.1666666666667" calcext:value-type="float">
            <text:p>31,1666666666667</text:p>
          </table:table-cell>
          <table:table-cell table:style-name="ce3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office:value-type="float" office:value="25" calcext:value-type="float">
            <text:p>25</text:p>
          </table:table-cell>
          <table:table-cell table:formula="of:=([.C14]-[.$C$23])^2" office:value-type="float" office:value="0.308641975308644" calcext:value-type="float">
            <text:p>0,308641975308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office:value-type="float" office:value="28" calcext:value-type="float">
            <text:p>28</text:p>
          </table:table-cell>
          <table:table-cell table:formula="of:=([.C15]-[.$C$23])^2" office:value-type="float" office:value="5.9753086419753" calcext:value-type="float">
            <text:p>5,9753086419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office:value-type="float" office:value="22" calcext:value-type="float">
            <text:p>22</text:p>
          </table:table-cell>
          <table:table-cell table:formula="of:=([.C16]-[.$C$23])^2" office:value-type="float" office:value="12.641975308642" calcext:value-type="float">
            <text:p>12,641975308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Jakość</text:p>
          </table:table-cell>
          <table:table-cell office:value-type="float" office:value="35" calcext:value-type="float">
            <text:p>35</text:p>
          </table:table-cell>
          <table:table-cell table:formula="of:=([.C17]-[.$C$23])^2" office:value-type="float" office:value="89.1975308641975" calcext:value-type="float">
            <text:p>89,1975308641975</text:p>
          </table:table-cell>
          <table:table-cell table:number-columns-repeated="2"/>
          <table:table-cell office:value-type="string" calcext:value-type="string">
            <text:p>CSK</text:p>
          </table:table-cell>
          <table:table-cell table:formula="of:=[.D22]" office:value-type="float" office:value="1090.44444444444" calcext:value-type="float">
            <text:p>1090,44444444444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Nie istnieje związek między nośnikiem i skutecznością reklamy (avg_r=avg_p=avg_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Jakość</text:p>
          </table:table-cell>
          <table:table-cell office:value-type="float" office:value="37" calcext:value-type="float">
            <text:p>37</text:p>
          </table:table-cell>
          <table:table-cell table:formula="of:=([.C18]-[.$C$23])^2" office:value-type="float" office:value="130.975308641975" calcext:value-type="float">
            <text:p>130,975308641975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I12]+[.K12]+[.M12]" office:value-type="float" office:value="410.333333333333" calcext:value-type="float">
            <text:p>410,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Jakość</text:p>
          </table:table-cell>
          <table:table-cell office:value-type="float" office:value="40" calcext:value-type="float">
            <text:p>40</text:p>
          </table:table-cell>
          <table:table-cell table:formula="of:=([.C19]-[.$C$23])^2" office:value-type="float" office:value="208.641975308642" calcext:value-type="float">
            <text:p>208,641975308642</text:p>
          </table:table-cell>
          <table:table-cell table:number-columns-repeated="2"/>
          <table:table-cell office:value-type="string" calcext:value-type="string">
            <text:p>SKP</text:p>
          </table:table-cell>
          <table:table-cell table:formula="of:=[.H17]-[.H18]" office:value-type="float" office:value="680.111111111111" calcext:value-type="float">
            <text:p>680,11111111111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table:formula="of:=([.H19]/2)/([.H18]/15)" office:value-type="float" office:value="12.4309504467912" calcext:value-type="float">
            <text:p>12,43095044679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2:.C19])" office:value-type="float" office:value="460" calcext:value-type="float">
            <text:p>460</text:p>
          </table:table-cell>
          <table:table-cell table:formula="of:=SUM([.D2:.D19])" office:value-type="float" office:value="1090.44444444444" calcext:value-type="float">
            <text:p>1090,44444444444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string" calcext:value-type="string">
            <text:p>2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ŚREDNIA</text:p>
          </table:table-cell>
          <table:table-cell table:formula="of:=AVERAGE([.C2:.C19])" office:value-type="float" office:value="25.5555555555556" calcext:value-type="float">
            <text:p>25,5555555555556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H0 fałszywa</text:p>
          </table:table-cell>
          <table:table-cell table:number-columns-repeated="5"/>
        </table:table-row>
      </table:table>
      <table:table table:name="Arkusz2" table:style-name="ta1">
        <table:table-column table:style-name="co4" table:number-columns-repeated="3" table:default-cell-style-name="Default"/>
        <table:table-column table:style-name="co4" table:default-cell-style-name="ce5"/>
        <table:table-column table:style-name="co4" table:number-columns-repeated="8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Nie istnieje związek między tematem reklamy a jej nośnikiem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mat nie zależy od nośnika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Czynnik A</text:p>
          </table:table-cell>
          <table:table-cell office:value-type="string" calcext:value-type="string">
            <text:p>Czynnik B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table:style-name="ce4"/>
          <table:table-cell table:number-columns-repeated="2"/>
          <table:table-cell office:value-type="string" calcext:value-type="string">
            <text:p>RADIO</text:p>
          </table:table-cell>
          <table:table-cell office:value-type="string" calcext:value-type="string">
            <text:p>(x-avg)^2</text:p>
          </table:table-cell>
          <table:table-cell office:value-type="string" calcext:value-type="string">
            <text:p>PRASA</text:p>
          </table:table-cell>
          <table:table-cell/>
          <table:table-cell office:value-type="string" calcext:value-type="string">
            <text:p>INTERN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table:style-name="ce4"/>
          <table:table-cell table:number-columns-repeated="2"/>
          <table:table-cell office:value-type="float" office:value="0" calcext:value-type="float">
            <text:p>0</text:p>
          </table:table-cell>
          <table:table-cell table:formula="of:=([.G8]-[.G$17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8]-[.I$17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K8]-[.K$17])^2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Cen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9]-[.G$17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9]-[.I$17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K9]-[.K$17])^2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Jakość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([.G10]-[.G$17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I10]-[.I$17])^2"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formula="of:=([.K10]-[.K$17])^2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Jakość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11]-[.G$17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11]-[.I$17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K11]-[.K$17])^2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Radio</text:p>
          </table:table-cell>
          <table:table-cell office:value-type="string" calcext:value-type="string">
            <text:p>Jakość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12]-[.G$17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12]-[.I$17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K12]-[.K$17])^2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([.G13]-[.G$17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I13]-[.I$17])^2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([.K13]-[.K$17])^2" office:value-type="float" office:value="0.25" calcext:value-type="float">
            <text:p>0,25</text:p>
          </table:table-cell>
        </table:table-row>
        <table:table-row table:style-name="ro1">
          <table:table-cell/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asa</text:p>
          </table:table-cell>
          <table:table-cell office:value-type="string" calcext:value-type="string">
            <text:p>Ce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asa</text:p>
          </table:table-cell>
          <table:table-cell office:value-type="string" calcext:value-type="string">
            <text:p>Jakość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G8:.G13])" office:value-type="float" office:value="3" calcext:value-type="float">
            <text:p>3</text:p>
          </table:table-cell>
          <table:table-cell table:formula="of:=SUM([.H8:.H13])" office:value-type="float" office:value="1.5" calcext:value-type="float">
            <text:p>1,5</text:p>
          </table:table-cell>
          <table:table-cell table:formula="of:=SUM([.I8:.I13])" office:value-type="float" office:value="3" calcext:value-type="float">
            <text:p>3</text:p>
          </table:table-cell>
          <table:table-cell table:formula="of:=SUM([.J8:.J13])" office:value-type="float" office:value="1.5" calcext:value-type="float">
            <text:p>1,5</text:p>
          </table:table-cell>
          <table:table-cell table:formula="of:=SUM([.K8:.K13])" office:value-type="float" office:value="3" calcext:value-type="float">
            <text:p>3</text:p>
          </table:table-cell>
          <table:table-cell table:formula="of:=SUM([.L8:.L13])" office:value-type="float" office:value="1.5" calcext:value-type="float">
            <text:p>1,5</text:p>
          </table:table-cell>
        </table:table-row>
        <table:table-row table:style-name="ro1">
          <table:table-cell/>
          <table:table-cell office:value-type="string" calcext:value-type="string">
            <text:p>Prasa</text:p>
          </table:table-cell>
          <table:table-cell office:value-type="string" calcext:value-type="string">
            <text:p>Jakość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formula="of:=[.G16]/6" office:value-type="float" office:value="0.5" calcext:value-type="float">
            <text:p>0,5</text:p>
          </table:table-cell>
          <table:table-cell/>
          <table:table-cell table:formula="of:=[.I16]/6" office:value-type="float" office:value="0.5" calcext:value-type="float">
            <text:p>0,5</text:p>
          </table:table-cell>
          <table:table-cell/>
          <table:table-cell table:formula="of:=[.K16]/6"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sa</text:p>
          </table:table-cell>
          <table:table-cell office:value-type="string" calcext:value-type="string">
            <text:p>Jakość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table:number-columns-repeated="2"/>
          <table:table-cell office:value-type="string" calcext:value-type="string">
            <text:p>CSK</text:p>
          </table:table-cell>
          <table:table-cell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Cena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H16]+[.J16]+[.L16]" office:value-type="float" office:value="4.5" calcext:value-type="float">
            <text:p>4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Jakość</text:p>
          </table:table-cell>
          <table:table-cell table:number-columns-repeated="2"/>
          <table:table-cell office:value-type="string" calcext:value-type="string">
            <text:p>SKP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Jakość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Jakość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formula="of:=([.G22]/2)/([.G21]/15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H0 prawdziwa</text:p>
          </table:table-cell>
          <table:table-cell table:number-columns-repeated="5"/>
        </table:table-row>
      </table:table>
      <table:table table:name="Arkusz3" table:style-name="ta1">
        <table:table-column table:style-name="co4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oba typy reklamy są tak samo skuteczne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zynnik B</text:p>
          </table:table-cell>
          <table:table-cell office:value-type="string" calcext:value-type="string">
            <text:p>Sprzedaż</text:p>
          </table:table-cell>
          <table:table-cell table:number-columns-repeated="3"/>
          <table:table-cell office:value-type="string" calcext:value-type="string">
            <text:p>CENA</text:p>
          </table:table-cell>
          <table:table-cell office:value-type="string" calcext:value-type="string">
            <text:p>(x-avg)^2</text:p>
          </table:table-cell>
          <table:table-cell office:value-type="string" calcext:value-type="string">
            <text:p>JAKOŚĆ</text:p>
          </table:table-cell>
          <table:table-cell office:value-type="string" calcext:value-type="string">
            <text:p>(x-avg)^2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([.G7]-[.G$19])^2" office:value-type="float" office:value="97.7901234567901" calcext:value-type="float">
            <text:p>97,7901234567901</text:p>
          </table:table-cell>
          <table:table-cell office:value-type="float" office:value="17" calcext:value-type="float">
            <text:p>17</text:p>
          </table:table-cell>
          <table:table-cell table:formula="of:=([.I7]-[.I$19])^2" office:value-type="float" office:value="85.0493827160494" calcext:value-type="float">
            <text:p>85,0493827160494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([.G8]-[.G$19])^2" office:value-type="float" office:value="23.9012345679012" calcext:value-type="float">
            <text:p>23,9012345679012</text:p>
          </table:table-cell>
          <table:table-cell office:value-type="float" office:value="20" calcext:value-type="float">
            <text:p>20</text:p>
          </table:table-cell>
          <table:table-cell table:formula="of:=([.I8]-[.I$19])^2" office:value-type="float" office:value="38.716049382716" calcext:value-type="float">
            <text:p>38,716049382716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([.G9]-[.G$19])^2" office:value-type="float" office:value="62.2345679012346" calcext:value-type="float">
            <text:p>62,2345679012346</text:p>
          </table:table-cell>
          <table:table-cell office:value-type="float" office:value="13" calcext:value-type="float">
            <text:p>13</text:p>
          </table:table-cell>
          <table:table-cell table:formula="of:=([.I9]-[.I$19])^2" office:value-type="float" office:value="174.827160493827" calcext:value-type="float">
            <text:p>174,827160493827</text:p>
          </table:table-cell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([.G10]-[.G$19])^2" office:value-type="float" office:value="26.1234567901235" calcext:value-type="float">
            <text:p>26,1234567901235</text:p>
          </table:table-cell>
          <table:table-cell office:value-type="float" office:value="25" calcext:value-type="float">
            <text:p>25</text:p>
          </table:table-cell>
          <table:table-cell table:formula="of:=([.I10]-[.I$19])^2" office:value-type="float" office:value="1.49382716049383" calcext:value-type="float">
            <text:p>1,49382716049383</text:p>
          </table:table-cell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([.G11]-[.G$19])^2" office:value-type="float" office:value="50.5679012345679" calcext:value-type="float">
            <text:p>50,5679012345679</text:p>
          </table:table-cell>
          <table:table-cell office:value-type="float" office:value="27" calcext:value-type="float">
            <text:p>27</text:p>
          </table:table-cell>
          <table:table-cell table:formula="of:=([.I11]-[.I$19])^2" office:value-type="float" office:value="0.604938271604939" calcext:value-type="float">
            <text:p>0,604938271604939</text:p>
          </table:table-cell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([.G12]-[.G$19])^2" office:value-type="float" office:value="102.234567901235" calcext:value-type="float">
            <text:p>102,234567901235</text:p>
          </table:table-cell>
          <table:table-cell office:value-type="float" office:value="22" calcext:value-type="float">
            <text:p>22</text:p>
          </table:table-cell>
          <table:table-cell table:formula="of:=([.I12]-[.I$19])^2" office:value-type="float" office:value="17.8271604938272" calcext:value-type="float">
            <text:p>17,8271604938272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([.G13]-[.G$19])^2" office:value-type="float" office:value="0.0123456790123456" calcext:value-type="float">
            <text:p>0,012345679012346</text:p>
          </table:table-cell>
          <table:table-cell office:value-type="float" office:value="35" calcext:value-type="float">
            <text:p>35</text:p>
          </table:table-cell>
          <table:table-cell table:formula="of:=([.I13]-[.I$19])^2" office:value-type="float" office:value="77.0493827160494" calcext:value-type="float">
            <text:p>77,0493827160494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([.G14]-[.G$19])^2" office:value-type="float" office:value="9.67901234567901" calcext:value-type="float">
            <text:p>9,67901234567901</text:p>
          </table:table-cell>
          <table:table-cell office:value-type="float" office:value="37" calcext:value-type="float">
            <text:p>37</text:p>
          </table:table-cell>
          <table:table-cell table:formula="of:=([.I14]-[.I$19])^2" office:value-type="float" office:value="116.160493827161" calcext:value-type="float">
            <text:p>116,160493827161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([.G15]-[.G$19])^2" office:value-type="float" office:value="8.34567901234568" calcext:value-type="float">
            <text:p>8,34567901234568</text:p>
          </table:table-cell>
          <table:table-cell office:value-type="float" office:value="40" calcext:value-type="float">
            <text:p>40</text:p>
          </table:table-cell>
          <table:table-cell table:formula="of:=([.I15]-[.I$19])^2" office:value-type="float" office:value="189.827160493827" calcext:value-type="float">
            <text:p>189,827160493827</text:p>
          </table:table-cell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UMA</text:p>
          </table:table-cell>
          <table:table-cell table:formula="of:=SUM([.G7:.G15])" office:value-type="float" office:value="224" calcext:value-type="float">
            <text:p>224</text:p>
          </table:table-cell>
          <table:table-cell table:formula="of:=SUM([.H7:.H15])" office:value-type="float" office:value="380.888888888889" calcext:value-type="float">
            <text:p>380,888888888889</text:p>
          </table:table-cell>
          <table:table-cell table:formula="of:=SUM([.I7:.I15])" office:value-type="float" office:value="236" calcext:value-type="float">
            <text:p>236</text:p>
          </table:table-cell>
          <table:table-cell table:formula="of:=SUM([.J7:.J15])" office:value-type="float" office:value="701.555555555556" calcext:value-type="float">
            <text:p>701,555555555556</text:p>
          </table:table-cell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ŚREDNIA</text:p>
          </table:table-cell>
          <table:table-cell table:formula="of:=[.G18]/9" office:value-type="float" office:value="24.8888888888889" calcext:value-type="float">
            <text:p>24,8888888888889</text:p>
          </table:table-cell>
          <table:table-cell/>
          <table:table-cell table:formula="of:=[.I18]/9" office:value-type="float" office:value="26.2222222222222" calcext:value-type="float">
            <text:p>26,22222222222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ena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CSK</text:p>
          </table:table-cell>
          <table:table-cell table:formula="of:=[.D49]" office:value-type="float" office:value="1090.44444444444" calcext:value-type="float">
            <text:p>1090,444444444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SKW</text:p>
          </table:table-cell>
          <table:table-cell table:formula="of:=[.H18]+[.J18]" office:value-type="float" office:value="1082.44444444444" calcext:value-type="float">
            <text:p>1082,444444444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ość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SKP</text:p>
          </table:table-cell>
          <table:table-cell table:formula="of:=[.G22]-[.G23]" office:value-type="float" office:value="7.99999999999977" calcext:value-type="float">
            <text:p>7,99999999999977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</text:p>
          </table:table-cell>
          <table:table-cell table:formula="of:=([.G24]/1)/([.G23]/16)" office:value-type="float" office:value="0.118250872510775" calcext:value-type="float">
            <text:p>0,1182508725107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c</text:p>
          </table:table-cell>
          <table:table-cell office:value-type="float" office:value="3.04" calcext:value-type="float">
            <text:p>3,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(x-avg)^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[.C30]-[.$C$50])^2" office:value-type="float" office:value="111.41975308642" calcext:value-type="float">
            <text:p>111,41975308642</text:p>
          </table:table-cell>
          <table:table-cell table:number-columns-repeated="2"/>
          <table:table-cell office:value-type="string" calcext:value-type="string">
            <text:p>H0 prawdziw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.C31]-[.$C$50])^2" office:value-type="float" office:value="30.8641975308642" calcext:value-type="float">
            <text:p>30,86419753086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[.C32]-[.$C$50])^2" office:value-type="float" office:value="73.1975308641976" calcext:value-type="float">
            <text:p>73,19753086419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[.C33]-[.$C$50])^2" office:value-type="float" office:value="19.7530864197531" calcext:value-type="float">
            <text:p>19,75308641975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[.C34]-[.$C$50])^2" office:value-type="float" office:value="41.5308641975309" calcext:value-type="float">
            <text:p>41,5308641975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[.C35]-[.$C$50])^2" office:value-type="float" office:value="89.1975308641975" calcext:value-type="float">
            <text:p>89,19753086419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.C36]-[.$C$50])^2" office:value-type="float" office:value="0.308641975308644" calcext:value-type="float">
            <text:p>0,3086419753086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[.C37]-[.$C$50])^2" office:value-type="float" office:value="5.9753086419753" calcext:value-type="float">
            <text:p>5,97530864197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[.C38]-[.$C$50])^2" office:value-type="float" office:value="12.641975308642" calcext:value-type="float">
            <text:p>12,6419753086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[.C39]-[.$C$50])^2" office:value-type="float" office:value="73.1975308641976" calcext:value-type="float">
            <text:p>73,19753086419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.C40]-[.$C$50])^2" office:value-type="float" office:value="30.8641975308642" calcext:value-type="float">
            <text:p>30,86419753086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[.C41]-[.$C$50])^2" office:value-type="float" office:value="157.641975308642" calcext:value-type="float">
            <text:p>157,6419753086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.C42]-[.$C$50])^2" office:value-type="float" office:value="0.308641975308644" calcext:value-type="float">
            <text:p>0,3086419753086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[.C43]-[.$C$50])^2" office:value-type="float" office:value="2.08641975308642" calcext:value-type="float">
            <text:p>2,086419753086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[.C44]-[.$C$50])^2" office:value-type="float" office:value="12.641975308642" calcext:value-type="float">
            <text:p>12,6419753086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[.C45]-[.$C$50])^2" office:value-type="float" office:value="89.1975308641975" calcext:value-type="float">
            <text:p>89,19753086419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[.C46]-[.$C$50])^2" office:value-type="float" office:value="130.975308641975" calcext:value-type="float">
            <text:p>130,9753086419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.C47]-[.$C$50])^2" office:value-type="float" office:value="208.641975308642" calcext:value-type="float">
            <text:p>208,64197530864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formula="of:=SUM([.C30:.C47])" office:value-type="float" office:value="460" calcext:value-type="float">
            <text:p>460</text:p>
          </table:table-cell>
          <table:table-cell table:formula="of:=SUM([.D30:.D47])" office:value-type="float" office:value="1090.44444444444" calcext:value-type="float">
            <text:p>1090,44444444444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30:.C47])" office:value-type="float" office:value="25.5555555555556" calcext:value-type="float">
            <text:p>25,55555555555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01:58.64497751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2:02:45.971899565</dc:date>
    <meta:editing-duration>PT17M17S</meta:editing-duration>
    <meta:editing-cycles>3</meta:editing-cycles>
    <meta:generator>LibreOffice/6.0.7.3$Linux_X86_64 LibreOffice_project/00m0$Build-3</meta:generator>
    <meta:document-statistic meta:table-count="3" meta:cell-count="387" meta:object-count="0"/>
  </office:meta>
</office:document-meta>
</file>